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font-weight="bold" officeooo:rsid="00122344" officeooo:paragraph-rsid="0012234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5bb020" officeooo:paragraph-rsid="005bb020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zxx" fo:country="none" fo:font-style="normal" style:text-underline-style="none" fo:font-weight="normal" officeooo:rsid="005bb020" officeooo:paragraph-rsid="005bb02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22344" officeooo:paragraph-rsid="0012234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334fc" officeooo:paragraph-rsid="001334fc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3b020" officeooo:paragraph-rsid="0013b02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4b041" officeooo:paragraph-rsid="0014b041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64d47" officeooo:paragraph-rsid="00164d47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92770" officeooo:paragraph-rsid="0019277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94fe2" officeooo:paragraph-rsid="00194fe2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26e11a" officeooo:paragraph-rsid="0026e11a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326d1e" officeooo:paragraph-rsid="00326d1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ad359" officeooo:paragraph-rsid="001ad359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c0fd1" officeooo:paragraph-rsid="001c0fd1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2111c6" officeooo:paragraph-rsid="0021d5f2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1ad359" officeooo:paragraph-rsid="001ad35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111c6" officeooo:paragraph-rsid="002111c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111c6" officeooo:paragraph-rsid="0021d5f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1c0fd1" officeooo:paragraph-rsid="001c0fd1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1e7c72" officeooo:paragraph-rsid="001e7c7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017d6" officeooo:paragraph-rsid="002017d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2d4e3" officeooo:paragraph-rsid="0022d4e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46226" officeooo:paragraph-rsid="0024622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51659" officeooo:paragraph-rsid="0025165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51659" officeooo:paragraph-rsid="0052b85c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51659" officeooo:paragraph-rsid="0053b18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51659" officeooo:paragraph-rsid="005ab22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a3b0d" officeooo:paragraph-rsid="002a3b0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a68f0" officeooo:paragraph-rsid="002a68f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c897e" officeooo:paragraph-rsid="002c897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2e4df4" officeooo:paragraph-rsid="002e4df4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08c31" officeooo:paragraph-rsid="00308c31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18a46" officeooo:paragraph-rsid="00318a4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009c9" officeooo:paragraph-rsid="007009c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5ed0a" officeooo:paragraph-rsid="00683e2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5ed0a" officeooo:paragraph-rsid="0065ed0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71d09" officeooo:paragraph-rsid="00671d0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83e25" officeooo:paragraph-rsid="00683e2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83e25" officeooo:paragraph-rsid="0068649f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9c8be" officeooo:paragraph-rsid="0069c8b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b9b8a" officeooo:paragraph-rsid="006b9b8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bb996" officeooo:paragraph-rsid="006bb99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d9467" officeooo:paragraph-rsid="006d946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e9735" officeooo:paragraph-rsid="006e973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02526" officeooo:paragraph-rsid="0070252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02526" officeooo:paragraph-rsid="00709261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02526" officeooo:paragraph-rsid="007156b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25e58" officeooo:paragraph-rsid="00725e58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eb30c" officeooo:paragraph-rsid="006f95b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50a8e8" officeooo:paragraph-rsid="0050a8e8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52b85c" officeooo:paragraph-rsid="0052b85c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24d65" officeooo:paragraph-rsid="00324d6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36cf7" officeooo:paragraph-rsid="00336cf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4244e" officeooo:paragraph-rsid="0034244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5cdab" officeooo:paragraph-rsid="0035cda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74330" officeooo:paragraph-rsid="0037433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7459e" officeooo:paragraph-rsid="0037459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320b5" officeooo:paragraph-rsid="006320b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449be" officeooo:paragraph-rsid="007449b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9787d" officeooo:paragraph-rsid="0039787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6149d5" officeooo:paragraph-rsid="006149d5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d93c6" officeooo:paragraph-rsid="003d93c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ed61e" officeooo:paragraph-rsid="003ed61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f8557" officeooo:paragraph-rsid="003ed61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3f8557" officeooo:paragraph-rsid="003f855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06fa4" officeooo:paragraph-rsid="00406fa4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07d42" officeooo:paragraph-rsid="00407d4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1cee3" officeooo:paragraph-rsid="0041cee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2d2c0" officeooo:paragraph-rsid="0042d2c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2e528" officeooo:paragraph-rsid="0042e528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4b9cb" officeooo:paragraph-rsid="0044b9c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566f9" officeooo:paragraph-rsid="004566f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4df91d" officeooo:paragraph-rsid="004df91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5bb020" officeooo:paragraph-rsid="005bb02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84387" officeooo:paragraph-rsid="0078438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1e7c72" officeooo:paragraph-rsid="001e7c72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017d6" officeooo:paragraph-rsid="002017d6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1de9d" officeooo:paragraph-rsid="0021de9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2d4e3" officeooo:paragraph-rsid="0022d4e3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46226" officeooo:paragraph-rsid="00246226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87d02" officeooo:paragraph-rsid="00287d02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a3b0d" officeooo:paragraph-rsid="002a3b0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a68f0" officeooo:paragraph-rsid="002a68f0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c897e" officeooo:paragraph-rsid="002c897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e4df4" officeooo:paragraph-rsid="002e4df4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2f495f" officeooo:paragraph-rsid="002f495f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24d65" officeooo:paragraph-rsid="00324d6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36cf7" officeooo:paragraph-rsid="00336cf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4244e" officeooo:paragraph-rsid="0034244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74330" officeooo:paragraph-rsid="00374330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7459e" officeooo:paragraph-rsid="0037459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60b5b1" officeooo:paragraph-rsid="0060b5b1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9787d" officeooo:paragraph-rsid="0039787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a8feb" officeooo:paragraph-rsid="003a8feb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c7339" officeooo:paragraph-rsid="003c7339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ed61e" officeooo:paragraph-rsid="003ed61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f8557" officeooo:paragraph-rsid="003ed61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3f8557" officeooo:paragraph-rsid="003f855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419003" officeooo:paragraph-rsid="00419003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4df91d" officeooo:paragraph-rsid="004df91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5b2a85" officeooo:paragraph-rsid="005b2a8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5bb020" officeooo:paragraph-rsid="005bb020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683e25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e4df4" style:font-weight-asian="normal" style:font-weight-complex="normal"/>
    </style:style>
    <style:style style:name="T7" style:family="text">
      <style:text-properties style:text-underline-style="none" fo:font-weight="normal" officeooo:rsid="0038ed1a" style:font-weight-asian="normal" style:font-weight-complex="normal"/>
    </style:style>
    <style:style style:name="T8" style:family="text">
      <style:text-properties style:text-underline-style="none" fo:font-weight="normal" officeooo:rsid="003eee63" style:font-weight-asian="normal" style:font-weight-complex="normal"/>
    </style:style>
    <style:style style:name="T9" style:family="text">
      <style:text-properties style:text-underline-style="none" fo:font-weight="normal" officeooo:rsid="00489f99" style:font-weight-asian="normal" style:font-weight-complex="normal"/>
    </style:style>
    <style:style style:name="T10" style:family="text">
      <style:text-properties style:text-underline-style="none" fo:font-weight="normal" officeooo:rsid="005da1cc" style:font-weight-asian="normal" style:font-weight-complex="normal"/>
    </style:style>
    <style:style style:name="T11" style:family="text">
      <style:text-properties style:text-underline-style="none" fo:font-weight="normal" officeooo:rsid="005db8f6" style:font-weight-asian="normal" style:font-weight-complex="normal"/>
    </style:style>
    <style:style style:name="T12" style:family="text">
      <style:text-properties style:text-underline-style="none" fo:font-weight="normal" officeooo:rsid="007393cb" style:font-weight-asian="normal" style:font-weight-complex="normal"/>
    </style:style>
    <style:style style:name="T13" style:family="text">
      <style:text-properties officeooo:rsid="0017d05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officeooo:rsid="004a807b"/>
    </style:style>
    <style:style style:name="T18" style:family="text">
      <style:text-properties officeooo:rsid="004c280d"/>
    </style:style>
    <style:style style:name="T19" style:family="text">
      <style:text-properties officeooo:rsid="0052b85c"/>
    </style:style>
    <style:style style:name="T20" style:family="text">
      <style:text-properties officeooo:rsid="00530a8d"/>
    </style:style>
    <style:style style:name="T21" style:family="text">
      <style:text-properties officeooo:rsid="0053b180"/>
    </style:style>
    <style:style style:name="T22" style:family="text">
      <style:text-properties officeooo:rsid="00544ba1"/>
    </style:style>
    <style:style style:name="T23" style:family="text">
      <style:text-properties officeooo:rsid="0054517f"/>
    </style:style>
    <style:style style:name="T24" style:family="text">
      <style:text-properties officeooo:rsid="005550b7"/>
    </style:style>
    <style:style style:name="T25" style:family="text">
      <style:text-properties officeooo:rsid="005735bb"/>
    </style:style>
    <style:style style:name="T26" style:family="text">
      <style:text-properties officeooo:rsid="00683e25"/>
    </style:style>
    <style:style style:name="T27" style:family="text">
      <style:text-properties officeooo:rsid="0068649f"/>
    </style:style>
    <style:style style:name="T28" style:family="text">
      <style:text-properties officeooo:rsid="006d9467"/>
    </style:style>
    <style:style style:name="T29" style:family="text">
      <style:text-properties officeooo:rsid="007078c5"/>
    </style:style>
    <style:style style:name="T30" style:family="text">
      <style:text-properties officeooo:rsid="007156b7"/>
    </style:style>
    <style:style style:name="T31" style:family="text">
      <style:text-properties officeooo:rsid="0072755e"/>
    </style:style>
    <style:style style:name="T32" style:family="text">
      <style:text-properties officeooo:rsid="007580ed"/>
    </style:style>
    <style:style style:name="T33" style:family="text">
      <style:text-properties officeooo:rsid="00784387"/>
    </style:style>
    <style:style style:name="T34" style:family="text">
      <style:text-properties officeooo:rsid="007916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Команди</text:p>
      <text:p text:style-name="P1"/>
      <text:list xml:id="list2767109904" text:style-name="L1">
        <text:list-item>
          <text:p text:style-name="P4"><text:span text:style-name="T2">id</text:span> <text:tab/><text:tab/>- <text:span text:style-name="T13">информация за логнатия потребител</text:span></text:p>
          <text:list>
            <text:list-item>
              <text:p text:style-name="P5">id -u <text:tab/>- <text:span text:style-name="T13">user id</text:span></text:p>
            </text:list-item>
            <text:list-item>
              <text:p text:style-name="P5">id -un<text:tab/>- <text:span text:style-name="T13">user name</text:span></text:p>
            </text:list-item>
            <text:list-item>
              <text:p text:style-name="P5">id -g<text:tab/><text:tab/>- <text:span text:style-name="T13">group id</text:span></text:p>
            </text:list-item>
            <text:list-item>
              <text:p text:style-name="P5">id -gn<text:tab/>- <text:span text:style-name="T13">group name</text:span></text:p>
            </text:list-item>
            <text:list-item>
              <text:p text:style-name="P5">id -G<text:tab/>- <text:span text:style-name="T13">id-та на всички групи</text:span> </text:p>
            </text:list-item>
            <text:list-item>
              <text:p text:style-name="P5">id -Gn<text:tab/>- <text:span text:style-name="T13">имена на всички групи</text:span><text:tab/></text:p>
            </text:list-item>
          </text:list>
        </text:list-item>
        <text:list-item>
          <text:p text:style-name="P6"><text:span text:style-name="T2">pwd</text:span><text:tab/><text:tab/>- показва къде се намираме в момента</text:p>
        </text:list-item>
        <text:list-item>
          <text:p text:style-name="P6"><text:span text:style-name="T2">cd</text:span> <text:tab/><text:tab/>- придвижване из директориите</text:p>
          <text:list>
            <text:list-item>
              <text:p text:style-name="P6">cd ~ <text:tab/>- отиване в user home директорията</text:p>
            </text:list-item>
            <text:list-item>
              <text:p text:style-name="P6">cd ~pesho <text:tab/>- отиване в home дир. на потр. pesho </text:p>
            </text:list-item>
            <text:list-item>
              <text:p text:style-name="P7">cd - <text:tab/><text:tab/>- отиване в последната дир. в която сме били</text:p>
            </text:list-item>
            <text:list-item>
              <text:p text:style-name="P7">cd .. <text:tab/><text:tab/>- отиване една директория нагоре</text:p>
            </text:list-item>
          </text:list>
        </text:list-item>
        <text:list-item>
          <text:p text:style-name="P8"><text:span text:style-name="T2">ls</text:span> <text:tab/><text:tab/>- показване на файловете в директория</text:p>
          <text:list>
            <text:list-item>
              <text:p text:style-name="P9">ls -a<text:tab/><text:tab/>- включва скритите файлове (.foo)</text:p>
            </text:list-item>
            <text:list-item>
              <text:p text:style-name="P10">ls -l <text:tab/><text:tab/>- детайлна информация за всеки файл</text:p>
            </text:list-item>
            <text:list-item>
              <text:p text:style-name="P10">ls -h <text:tab/>- human readable units</text:p>
            </text:list-item>
            <text:list-item>
              <text:p text:style-name="P11">ls -i <text:tab/><text:tab/>- показва inodes</text:p>
            </text:list-item>
            <text:list-item>
              <text:p text:style-name="P12">ls -R <text:tab/>- recursive</text:p>
            </text:list-item>
          </text:list>
        </text:list-item>
        <text:list-item>
          <text:p text:style-name="P13"><text:span text:style-name="T2">mkdir</text:span> <text:tab/>- създаване на директории</text:p>
          <text:list>
            <text:list-item>
              <text:p text:style-name="P13">mkdir foo <text:tab/>- създава директорията foo</text:p>
            </text:list-item>
            <text:list-item>
              <text:p text:style-name="P13">mkdir /<text:span text:style-name="T14">home/human/foo <text:tab/>- чрез абсолютен път</text:span></text:p>
            </text:list-item>
            <text:list-item>
              <text:p text:style-name="P16">mkdir -p /tmp/foo/bar/baz <text:tab/>- създ. цялото дърво</text:p>
            </text:list-item>
            <text:list-item>
              <text:p text:style-name="P17">mkdir -m 1755 foo <text:tab/><text:tab/>- създ. дир. с дадени права</text:p>
            </text:list-item>
          </text:list>
        </text:list-item>
        <text:list-item>
          <text:p text:style-name="P14"><text:span text:style-name="T16">touch</text:span><text:span text:style-name="T14"> <text:tab/>- създаване на файлове</text:span></text:p>
          <text:list>
            <text:list-item>
              <text:p text:style-name="P19">touch foo <text:tab/>- създава файла foo</text:p>
            </text:list-item>
            <text:list-item>
              <text:p text:style-name="P19">touch foo bar baz <text:tab/><text:tab/>- създава 3 файла едновременно</text:p>
            </text:list-item>
          </text:list>
        </text:list-item>
        <text:list-item>
          <text:p text:style-name="P76">du<text:span text:style-name="T5"> <text:tab/><text:tab/>- какъв обем заема директория и файлов. в нея</text:span></text:p>
          <text:list>
            <text:list-item>
              <text:p text:style-name="P20">du foo -h <text:tab/><text:tab/>- какъв обем заема foo; -h = human read...</text:p>
            </text:list-item>
          </text:list>
        </text:list-item>
        <text:list-item>
          <text:p text:style-name="P77">chmod<text:span text:style-name="T5"> <text:tab/>- промяна на права</text:span></text:p>
          <text:list>
            <text:list-item>
              <text:p text:style-name="P21">chmod 0664 foo.txt <text:tab/>- промяна с числа</text:p>
            </text:list-item>
            <text:list-item>
              <text:p text:style-name="P21">chmod u=rw,g=rw,o=r foo.txt <text:tab/>- промяна с букви</text:p>
            </text:list-item>
            <text:list-item>
              <text:p text:style-name="P21"><text:soft-page-break/>chmod u-r,o+w foo.txt <text:tab/><text:tab/>- промяна с частични права</text:p>
            </text:list-item>
          </text:list>
        </text:list-item>
        <text:list-item>
          <text:p text:style-name="P15"><text:span text:style-name="T16">rmdir</text:span><text:span text:style-name="T14"> foo <text:tab/>- трие директория, ако тя е празна</text:span></text:p>
        </text:list-item>
        <text:list-item>
          <text:p text:style-name="P15"><text:span text:style-name="T16">rm</text:span><text:span text:style-name="T15"> <text:tab/><text:tab/></text:span><text:span text:style-name="T14">- триене на файл</text:span></text:p>
          <text:list>
            <text:list-item>
              <text:p text:style-name="P18">rm foo <text:tab/>- трие файла foo</text:p>
            </text:list-item>
            <text:list-item>
              <text:p text:style-name="P18">rm -r bar<text:tab/><text:tab/>- трие рекурсивно дир. и всички файлове</text:p>
            </text:list-item>
          </text:list>
        </text:list-item>
        <text:list-item>
          <text:p text:style-name="P15"><text:span text:style-name="T16">cp</text:span><text:span text:style-name="T14"><text:tab/><text:tab/>- копиране на файл</text:span></text:p>
          <text:list>
            <text:list-item>
              <text:p text:style-name="P18">cp foo bar <text:tab/>- копира файла foo на bar</text:p>
            </text:list-item>
            <text:list-item>
              <text:p text:style-name="P18">cp -r foo bar <text:tab/>- копира дир. foo и вс. файлове в дир. bar</text:p>
            </text:list-item>
          </text:list>
        </text:list-item>
        <text:list-item>
          <text:p text:style-name="P78">mv<text:span text:style-name="T5"> foo bar <text:tab/>- премества файл, изп. се и за преименуване</text:span></text:p>
        </text:list-item>
        <text:list-item>
          <text:p text:style-name="P79">ln<text:span text:style-name="T5"><text:tab/><text:tab/>- създаване на hard и soft линкове</text:span></text:p>
          <text:list>
            <text:list-item>
              <text:p text:style-name="P22">ln foo bar <text:tab/>- създаване на hard link</text:p>
            </text:list-item>
            <text:list-item>
              <text:p text:style-name="P22">ln -s <text:tab/><text:tab/>- създаване на soft link</text:p>
            </text:list-item>
          </text:list>
        </text:list-item>
        <text:list-item>
          <text:p text:style-name="P80">stat<text:span text:style-name="T5"><text:tab/><text:tab/>- показване на информация за файла</text:span></text:p>
          <text:list>
            <text:list-item>
              <text:p text:style-name="P23">stat foo <text:tab/><text:tab/>- показва информация за файл</text:p>
            </text:list-item>
            <text:list-item>
              <text:p text:style-name="P23">stat --printf='%h\n' <text:tab/>- броя на hard links</text:p>
            </text:list-item>
            <text:list-item>
              <text:p text:style-name="P24">Опции за stat --printf</text:p>
              <text:list>
                <text:list-item>
                  <text:p text:style-name="P24">%n – file name</text:p>
                </text:list-item>
                <text:list-item>
                  <text:p text:style-name="P24">%u – user ID</text:p>
                </text:list-item>
                <text:list-item>
                  <text:p text:style-name="P24">%U – user name</text:p>
                </text:list-item>
                <text:list-item>
                  <text:p text:style-name="P24">%g – group ID</text:p>
                </text:list-item>
                <text:list-item>
                  <text:p text:style-name="P24">%<text:span text:style-name="T21">G</text:span> – group name</text:p>
                </text:list-item>
                <text:list-item>
                  <text:p text:style-name="P24">%h – брой hard links</text:p>
                </text:list-item>
                <text:list-item>
                  <text:p text:style-name="P24">%i – inode number</text:p>
                </text:list-item>
                <text:list-item>
                  <text:p text:style-name="P24">%F – file type</text:p>
                </text:list-item>
                <text:list-item>
                  <text:p text:style-name="P24">%s – total size in bytes</text:p>
                </text:list-item>
              </text:list>
            </text:list-item>
          </text:list>
        </text:list-item>
        <text:list-item>
          <text:p text:style-name="P81">file<text:span text:style-name="T5"> foo <text:tab/>- определяне на типа на файл</text:span></text:p>
        </text:list-item>
        <text:list-item>
          <text:p text:style-name="P82">cat<text:span text:style-name="T5"> <text:tab/><text:tab/>- конкатенира съдържанието на файлове</text:span></text:p>
          <text:list>
            <text:list-item>
              <text:p text:style-name="P28">cat foo <text:tab/>- показва съдържанието на файл</text:p>
            </text:list-item>
            <text:list-item>
              <text:p text:style-name="P28">cat foo bar baz<text:tab/>- пок. съд. на файловете</text:p>
            </text:list-item>
            <text:list-item>
              <text:p text:style-name="P28">cat -n <text:tab/>- пок. съд. като добавя и номер на редовете</text:p>
            </text:list-item>
          </text:list>
        </text:list-item>
        <text:list-item>
          <text:p text:style-name="P83">less<text:span text:style-name="T5"> <text:tab/><text:tab/>- пок. съд. на файловете по умен начин</text:span></text:p>
          <text:list>
            <text:list-item>
              <text:p text:style-name="P29">less foo bar</text:p>
            </text:list-item>
            <text:list-item>
              <text:p text:style-name="P29">more foo bar <text:tab/>- на отделни страници показва</text:p>
            </text:list-item>
            <text:list-item>
              <text:p text:style-name="P29">Днешно време основно less се използва</text:p>
            </text:list-item>
          </text:list>
        </text:list-item>
        <text:list-item>
          <text:p text:style-name="P84">head<text:span text:style-name="T5"> <text:tab/>- извежда първите редове от файл</text:span></text:p>
          <text:list>
            <text:list-item>
              <text:p text:style-name="P30"><text:soft-page-break/>head foo <text:tab/><text:tab/>- по default първите 10 реда показва</text:p>
            </text:list-item>
            <text:list-item>
              <text:p text:style-name="P84"><text:span text:style-name="T5">head -n </text:span><text:span text:style-name="T6">+</text:span><text:span text:style-name="T5">5 <text:tab/>- първите 5 реда (= head -n 5)</text:span></text:p>
            </text:list-item>
            <text:list-item>
              <text:p text:style-name="P85"><text:span text:style-name="T5">head -n -5 <text:tab/>- всичко </text:span><text:span text:style-name="T4">без</text:span><text:span text:style-name="T5"> последните 5 реда</text:span></text:p>
            </text:list-item>
          </text:list>
        </text:list-item>
        <text:list-item>
          <text:p text:style-name="P85">tail<text:span text:style-name="T5"> <text:tab/><text:tab/>- извежда последните редове от файл</text:span></text:p>
          <text:list>
            <text:list-item>
              <text:p text:style-name="P31">tail foo <text:tab/><text:tab/>- по default последните 10 реда</text:p>
            </text:list-item>
            <text:list-item>
              <text:p text:style-name="P85"><text:span text:style-name="T5">tail foo -n +5 <text:tab/>- всичко </text:span><text:span text:style-name="T4">след</text:span><text:span text:style-name="T5"> първите 5 реда</text:span></text:p>
            </text:list-item>
            <text:list-item>
              <text:p text:style-name="P31">tail foo -n -5 <text:tab/>- последните 5 реда</text:p>
            </text:list-item>
          </text:list>
        </text:list-item>
        <text:list-item>
          <text:p text:style-name="P86">find<text:span text:style-name="T5"> <text:tab/>- супер мощна команда за търсене</text:span></text:p>
          <text:list>
            <text:list-item>
              <text:p text:style-name="P32">find . -name foo <text:tab/>- търси в текущата дир. файла foo</text:p>
            </text:list-item>
            <text:list-item>
              <text:p text:style-name="P33">find . -name foo -exec ls {} \; <text:tab/>- изп. на команда </text:p>
            </text:list-item>
            <text:list-item>
              <text:p text:style-name="P34">find . -maxdepth <text:tab/>- максимална дълбочина</text:p>
            </text:list-item>
            <text:list-item>
              <text:p text:style-name="P34">find . -mindepth <text:tab/>- минимална дълбочина</text:p>
            </text:list-item>
            <text:list-item>
              <text:p text:style-name="P35">find . -a<text:span text:style-name="T26">min</text:span> n <text:tab/>- файл access <text:span text:style-name="T27">time</text:span> преди n <text:span text:style-name="T1">минути</text:span></text:p>
            </text:list-item>
            <text:list-item>
              <text:p text:style-name="P36">find . -atime n <text:tab/>- файл access <text:span text:style-name="T27">time</text:span> преди n <text:span text:style-name="T3">дни</text:span></text:p>
              <text:list>
                <text:list-item>
                  <text:p text:style-name="P37">+n <text:tab/>- повече от n</text:p>
                </text:list-item>
                <text:list-item>
                  <text:p text:style-name="P37">-n <text:tab/>- по-малко от n</text:p>
                </text:list-item>
                <text:list-item>
                  <text:p text:style-name="P37">n <text:tab/>- точно n </text:p>
                </text:list-item>
              </text:list>
            </text:list-item>
            <text:list-item>
              <text:p text:style-name="P38">find . -cmin n <text:tab/>- файл change time преди n минути</text:p>
            </text:list-item>
            <text:list-item>
              <text:p text:style-name="P38">find . -ctime n <text:tab/>- файл change time преди n дни</text:p>
            </text:list-item>
            <text:list-item>
              <text:p text:style-name="P38">find . -mmin n <text:tab/>- файл <text:span text:style-name="T27">modify</text:span> time преди n минути</text:p>
            </text:list-item>
            <text:list-item>
              <text:p text:style-name="P39">find . -m<text:span text:style-name="T27">time</text:span> n <text:tab/>- файл <text:span text:style-name="T27">modify</text:span> time преди n <text:span text:style-name="T27">дни</text:span></text:p>
            </text:list-item>
            <text:list-item>
              <text:p text:style-name="P40">find . -gid n <text:tab/><text:tab/>- файл с Group ID n</text:p>
            </text:list-item>
            <text:list-item>
              <text:p text:style-name="P41">find . -group gname - файл с име на група gname</text:p>
            </text:list-item>
            <text:list-item>
              <text:p text:style-name="P42">find . -inum n <text:tab/><text:tab/>- файл с inode number n</text:p>
            </text:list-item>
            <text:list-item>
              <text:p text:style-name="P42">find . -<text:span text:style-name="T28">links n <text:tab/><text:tab/>- файл с n hard links</text:span></text:p>
            </text:list-item>
            <text:list-item>
              <text:p text:style-name="P43">find . -newer file <text:tab/>- вс. които са modify по-скоро от flie</text:p>
            </text:list-item>
            <text:list-item>
              <text:p text:style-name="P44">find . -perm <text:tab/><text:tab/>- файл с определени permissions</text:p>
            </text:list-item>
            <text:list-item>
              <text:p text:style-name="P34">find . -size n <text:tab/><text:tab/>- файл с размер n </text:p>
              <text:list>
                <text:list-item>
                  <text:p text:style-name="P45">find . -size 30M <text:s/>-<text:tab/> всички с размер точно 30 MiB </text:p>
                </text:list-item>
                <text:list-item>
                  <text:p text:style-name="P45">find . -size +30M - <text:span text:style-name="T29">вс. по-голями от 30 MiB</text:span></text:p>
                </text:list-item>
                <text:list-item>
                  <text:p text:style-name="P46">find . -size -30M - <text:span text:style-name="T29">вс. по-малки от 30 MiB</text:span></text:p>
                </text:list-item>
                <text:list-item>
                  <text:p text:style-name="P47">find . -size +<text:span text:style-name="T30">10c -20c </text:span><text:s/>- <text:span text:style-name="T29">вс. по-голями от 10 bytes и по-малки от 20 bytes</text:span></text:p>
                </text:list-item>
              </text:list>
            </text:list-item>
            <text:list-item>
              <text:p text:style-name="P48">find . -uid n <text:tab/><text:tab/>- файл с user ID n</text:p>
            </text:list-item>
            <text:list-item>
              <text:p text:style-name="P48">find . -user uname <text:tab/>- файл с user name uname</text:p>
            </text:list-item>
            <text:list-item>
              <text:p text:style-name="P49"><text:soft-page-break/>find . -type f -printf '%s %p\n' - <text:tab/>ще <text:span text:style-name="T33">наме</text:span>ри всички файлове и ще им покаже размера и името</text:p>
            </text:list-item>
            <text:list-item>
              <text:p text:style-name="P75">find -L "mydir" -type l - всички счупени symlink-ове, <text:span text:style-name="T34">тосет symlink-ове с несъществуващ destination</text:span></text:p>
            </text:list-item>
            <text:list-item>
              <text:p text:style-name="P50">Опции за find –printf</text:p>
              <text:list>
                <text:list-item>
                  <text:p text:style-name="P50">%<text:span text:style-name="T19">a – last access time</text:span></text:p>
                </text:list-item>
                <text:list-item>
                  <text:p text:style-name="P50">%<text:span text:style-name="T19">A@ - last access time in Timestamp</text:span></text:p>
                </text:list-item>
                <text:list-item>
                  <text:p text:style-name="P51">%c – last change time</text:p>
                </text:list-item>
                <text:list-item>
                  <text:p text:style-name="P51">%C@ - last change time in Timestamp</text:p>
                </text:list-item>
                <text:list-item>
                  <text:p text:style-name="P51">%t – last modify time</text:p>
                </text:list-item>
                <text:list-item>
                  <text:p text:style-name="P51">%T@ - last modif<text:span text:style-name="T20">y</text:span> time in Timestamp</text:p>
                </text:list-item>
                <text:list-item>
                  <text:p text:style-name="P25">%u – user <text:span text:style-name="T21">name</text:span></text:p>
                </text:list-item>
                <text:list-item>
                  <text:p text:style-name="P25">%U – user <text:span text:style-name="T21">ID <text:tab/><text:tab/>(!!! обратно на това в stat)</text:span></text:p>
                </text:list-item>
                <text:list-item>
                  <text:p text:style-name="P25">%g – group <text:span text:style-name="T21">name</text:span></text:p>
                </text:list-item>
                <text:list-item>
                  <text:p text:style-name="P26">%<text:span text:style-name="T21">G</text:span> – group <text:span text:style-name="T21">ID<text:tab/>(!!! обратно на това в stat)</text:span></text:p>
                </text:list-item>
                <text:list-item>
                  <text:p text:style-name="P25">%<text:span text:style-name="T22">i – file inode number</text:span></text:p>
                </text:list-item>
                <text:list-item>
                  <text:p text:style-name="P25">%<text:span text:style-name="T22">m – permission с числа</text:span></text:p>
                </text:list-item>
                <text:list-item>
                  <text:p text:style-name="P25">%<text:span text:style-name="T22">M – permission с букви</text:span></text:p>
                </text:list-item>
                <text:list-item>
                  <text:p text:style-name="P25">%<text:span text:style-name="T23">n – брой hard links</text:span></text:p>
                </text:list-item>
                <text:list-item>
                  <text:p text:style-name="P25">%<text:span text:style-name="T24">s – file size in bytes</text:span></text:p>
                </text:list-item>
                <text:list-item>
                  <text:p text:style-name="P27">%<text:span text:style-name="T21">f</text:span> – file name <text:span text:style-name="T25">(foo.txt)</text:span></text:p>
                </text:list-item>
                <text:list-item>
                  <text:p text:style-name="P25">%<text:span text:style-name="T25">p – file name (./foo.txt)</text:span></text:p>
                </text:list-item>
              </text:list>
            </text:list-item>
          </text:list>
        </text:list-item>
        <text:list-item>
          <text:p text:style-name="P87">tar<text:span text:style-name="T5"> <text:tab/><text:tab/>- архивиране</text:span></text:p>
          <text:list>
            <text:list-item>
              <text:p text:style-name="P52">tar -c -f foo.tar bar baz <text:tab/>- създава архив от bar и baz</text:p>
            </text:list-item>
            <text:list-item>
              <text:p text:style-name="P52">tar -x -f foo.tar <text:tab/><text:tab/>- разархивира архива</text:p>
            </text:list-item>
          </text:list>
        </text:list-item>
        <text:list-item>
          <text:p text:style-name="P87">gzip<text:span text:style-name="T5"> <text:tab/>- компресиране</text:span></text:p>
          <text:list>
            <text:list-item>
              <text:p text:style-name="P52">gzip foo - изтрива foo и създава копмресирания foo.gz</text:p>
            </text:list-item>
            <text:list-item>
              <text:p text:style-name="P52">gzip -d foo.gz - за декомпресия</text:p>
            </text:list-item>
          </text:list>
        </text:list-item>
        <text:list-item>
          <text:p text:style-name="P88">wc<text:span text:style-name="T5"> <text:tab/><text:tab/>- бр. редове, думи, байтове във файл</text:span></text:p>
          <text:list>
            <text:list-item>
              <text:p text:style-name="P53">wc foo <text:tab/>- вс. информация за редове, думи, байтове</text:p>
            </text:list-item>
            <text:list-item>
              <text:p text:style-name="P53">wc -c foo <text:tab/>- bytes</text:p>
            </text:list-item>
            <text:list-item>
              <text:p text:style-name="P53">wc -m foo <text:tab/>- chars</text:p>
            </text:list-item>
            <text:list-item>
              <text:p text:style-name="P53">wc -l foo <text:tab/><text:tab/>- lines</text:p>
            </text:list-item>
            <text:list-item>
              <text:p text:style-name="P53">wc -w foo <text:tab/>- words</text:p>
            </text:list-item>
          </text:list>
        </text:list-item>
        <text:list-item>
          <text:p text:style-name="P89">cut<text:span text:style-name="T5"> <text:tab/><text:tab/>- взима част от текст</text:span></text:p>
          <text:list>
            <text:list-item>
              <text:p text:style-name="P54"><text:soft-page-break/>cut -d ':' -f 5 <text:tab/>- разделя по двуеточие и взима 5-та кол.</text:p>
            </text:list-item>
            <text:list-item>
              <text:p text:style-name="P54">cut -d ':' -f 1,2,7 <text:tab/>- взима 1, 2 и 7-ма колона</text:p>
            </text:list-item>
            <text:list-item>
              <text:p text:style-name="P54">cut -d ':' -f 3,4-6 <text:tab/>- взима 3 и от 4 до 6-та колона</text:p>
            </text:list-item>
            <text:list-item>
              <text:p text:style-name="P55">cut -c 2-4 <text:tab/>- взима от 2 до 4-ти char </text:p>
            </text:list-item>
            <text:list-item>
              <text:p text:style-name="P55">cut -c 1,2,7-9,15 - взима 1,2,7 до 9, 15-ти char-ове</text:p>
            </text:list-item>
          </text:list>
        </text:list-item>
        <text:list-item>
          <text:p text:style-name="P90">tr<text:span text:style-name="T5"> <text:tab/><text:tab/>- заменя, свива, трие символи</text:span></text:p>
          <text:list>
            <text:list-item>
              <text:p text:style-name="P56">tr a-z A-Z <text:tab/>- заменя всички малки с голями</text:p>
            </text:list-item>
            <text:list-item>
              <text:p text:style-name="P56">tr -s 'p'<text:tab/><text:tab/>- squeeze, ще премахне повторенията на p</text:p>
            </text:list-item>
            <text:list-item>
              <text:p text:style-name="P57">tr -s '\n' <text:tab/><text:tab/>- трие многото празни редове</text:p>
            </text:list-item>
            <text:list-item>
              <text:p text:style-name="P56">tr -d 'p' <text:tab/><text:tab/>- ще изтрие p</text:p>
            </text:list-item>
          </text:list>
        </text:list-item>
        <text:list-item>
          <text:p text:style-name="P91">grep<text:span text:style-name="T5"> <text:tab/>- търси за шаблон в съд. на файлове</text:span></text:p>
          <text:list>
            <text:list-item>
              <text:p text:style-name="P57">grep -n <text:tab/>- на кой ред се е срещнал шаблона</text:p>
            </text:list-item>
            <text:list-item>
              <text:p text:style-name="P57">grep -F <text:tab/>- търси за низ вместо за регулярен израз</text:p>
            </text:list-item>
            <text:list-item>
              <text:p text:style-name="P57">grep -i <text:tab/>- case insensitive</text:p>
            </text:list-item>
            <text:list-item>
              <text:p text:style-name="P91"><text:span text:style-name="T5">grep -v <text:tab/>- reverse, показва тези, които </text:span>не<text:span text:style-name="T5"> отговарят</text:span></text:p>
            </text:list-item>
            <text:list-item>
              <text:p text:style-name="P91"><text:span text:style-name="T5">grep -o <text:tab/>- показва само намереното, </text:span><text:span text:style-name="T7">без целия ред</text:span></text:p>
            </text:list-item>
            <text:list-item>
              <text:p text:style-name="P92"><text:span text:style-name="T7">g</text:span><text:span text:style-name="T5">rep -o '.' - взема всеки символ и го принтира на нов ред</text:span></text:p>
            </text:list-item>
            <text:list-item>
              <text:p text:style-name="P58">grep -w <text:tab/>- взема само тези, които са думи</text:p>
            </text:list-item>
            <text:list-item>
              <text:p text:style-name="P59">grep -c <text:tab/>- <text:span text:style-name="T32">броя на редовете, в които е открито (да се внимава, защото ако има 3 срещания на 1 ред, то това ще върне 1. Затова ако трябва точния брой на самите срещания – grep -o foo | wc -l)</text:span></text:p>
            </text:list-item>
          </text:list>
        </text:list-item>
        <text:list-item>
          <text:p text:style-name="P93">sed<text:span text:style-name="T5"> <text:tab/><text:tab/>- search and replace на дадено нещо</text:span></text:p>
          <text:list>
            <text:list-item>
              <text:p text:style-name="P60">sed 's/baba/dqdo/g' <text:tab/>- ще замени baba с dqdo</text:p>
            </text:list-item>
            <text:list-item>
              <text:p text:style-name="P93"><text:span text:style-name="T5">sed -</text:span><text:span text:style-name="T9">r </text:span><text:span text:style-name="T5">'s/he[l]{2}o/bye/g' - използване и на regex</text:span></text:p>
            </text:list-item>
            <text:list-item>
              <text:p text:style-name="P94"><text:span text:style-name="T5">sed -</text:span><text:span text:style-name="T9">r</text:span><text:span text:style-name="T5"> 's/(he[l]{2})/--\1--/g' - ползване на група</text:span></text:p>
            </text:list-item>
            <text:list-item>
              <text:p text:style-name="P61">sed -r -<text:span text:style-name="T31">i </text:span>'s/([a-z])/\U\1/g' file.txt - заменя вс. малки на гол.</text:p>
            </text:list-item>
          </text:list>
        </text:list-item>
        <text:list-item>
          <text:p text:style-name="P95">awk<text:span text:style-name="T5"> <text:tab/>- извличане на информация</text:span></text:p>
          <text:list>
            <text:list-item>
              <text:p text:style-name="P62">awk -F ':' '$1~"baba" {print $2}' - при 1 колона, съдържаща "baba" да покаже 2-ра колона</text:p>
            </text:list-item>
            <text:list-item>
              <text:p text:style-name="P62">awk -F : '$4==125 {print $<text:span text:style-name="T17">0</text:span>}'<text:tab/>- <text:span text:style-name="T18">търси за 125</text:span></text:p>
            </text:list-item>
            <text:list-item>
              <text:p text:style-name="P62">awk '{print $0}' - целия ред, т.е. всички колони показва</text:p>
            </text:list-item>
            <text:list-item>
              <text:p text:style-name="P62">awk '{sum += $2} END {print sum}' - трик с пресмятане<text:tab/></text:p>
            </text:list-item>
          </text:list>
        </text:list-item>
        <text:list-item>
          <text:p text:style-name="P96">sort<text:span text:style-name="T5"> <text:tab/><text:tab/>- сортира </text:span></text:p>
          <text:list>
            <text:list-item>
              <text:p text:style-name="P63">sort<text:tab/><text:tab/>- сортира лексикографски по 1-ва колона</text:p>
            </text:list-item>
            <text:list-item>
              <text:p text:style-name="P63"><text:soft-page-break/>sort -n <text:tab/>- сортира числово</text:p>
            </text:list-item>
            <text:list-item>
              <text:p text:style-name="P63">sort -r <text:tab/>- сортира наобратно</text:p>
            </text:list-item>
            <text:list-item>
              <text:p text:style-name="P63">sort -t ':' -k 3 <text:tab/>- сортира 3 кол. (лексик.) по разделител ':'</text:p>
            </text:list-item>
            <text:list-item>
              <text:p text:style-name="P96"><text:span text:style-name="T5">sort -t ':' -k 3 -</text:span><text:span text:style-name="T8">n</text:span><text:span text:style-name="T5"> <text:tab/>- сортира 3 кол. (</text:span><text:span text:style-name="T8">числ.</text:span><text:span text:style-name="T5">) по разделител ':'</text:span></text:p>
            </text:list-item>
          </text:list>
        </text:list-item>
        <text:list-item>
          <text:p text:style-name="P97">uniq<text:span text:style-name="T5"> <text:tab/>- премахва дублиращи редове</text:span></text:p>
          <text:list>
            <text:list-item>
              <text:p text:style-name="P64">uniq -c <text:tab/>- показва вс. ред и бр. срещания на реда</text:p>
            </text:list-item>
          </text:list>
        </text:list-item>
        <text:list-item>
          <text:p text:style-name="P98">Регулярни изрази</text:p>
          <text:list>
            <text:list-item>
              <text:p text:style-name="P98"/>
              <text:list>
                <text:list-item>
                  <text:p text:style-name="P65">^RE - начало на ред</text:p>
                </text:list-item>
                <text:list-item>
                  <text:p text:style-name="P65">RE$ - край на ред</text:p>
                </text:list-item>
                <text:list-item>
                  <text:p text:style-name="P65">\&lt;RE - начало на дума</text:p>
                </text:list-item>
                <text:list-item>
                  <text:p text:style-name="P65">RE/&gt; - край на дума</text:p>
                </text:list-item>
              </text:list>
            </text:list-item>
            <text:list-item>
              <text:p text:style-name="P66">[:upper:] <text:tab/><text:tab/>- [A-Z]</text:p>
            </text:list-item>
            <text:list-item>
              <text:p text:style-name="P66">[:lower:] <text:tab/><text:tab/>- [a-z]</text:p>
            </text:list-item>
            <text:list-item>
              <text:p text:style-name="P66">[:alpha:] <text:tab/><text:tab/>- [a-Z]</text:p>
            </text:list-item>
            <text:list-item>
              <text:p text:style-name="P67">[:digit:] <text:tab/><text:tab/>- [0-9]</text:p>
            </text:list-item>
            <text:list-item>
              <text:p text:style-name="P67">[^abc] <text:tab/>- никое от a,b или c</text:p>
            </text:list-item>
            <text:list-item>
              <text:p text:style-name="P99">egrep<text:span text:style-name="T5"> - като grep, но за регулярни изрази</text:span></text:p>
            </text:list-item>
            <text:list-item>
              <text:p text:style-name="P68">брой срещания</text:p>
              <text:list>
                <text:list-item>
                  <text:p text:style-name="P68">* <text:tab/>- 0 или повече </text:p>
                </text:list-item>
                <text:list-item>
                  <text:p text:style-name="P68">+ <text:tab/>- 1 или повече</text:p>
                </text:list-item>
                <text:list-item>
                  <text:p text:style-name="P68">? <text:tab/>- 0 или 1 срещане</text:p>
                </text:list-item>
                <text:list-item>
                  <text:p text:style-name="P68">{n}<text:tab/>- точно n срещания</text:p>
                </text:list-item>
                <text:list-item>
                  <text:p text:style-name="P68">{n,} <text:tab/>- поне n срещания</text:p>
                </text:list-item>
                <text:list-item>
                  <text:p text:style-name="P68">{n,m} - меджу n и m срещания</text:p>
                </text:list-item>
                <text:list-item>
                  <text:p text:style-name="P69">Винаги ще се опита да хване възм. най-много!</text:p>
                </text:list-item>
              </text:list>
            </text:list-item>
            <text:list-item>
              <text:p text:style-name="P70">Групи</text:p>
              <text:list>
                <text:list-item>
                  <text:p text:style-name="P71">(RE) - прави група, като \n, където n е номера на групата ни дава групата</text:p>
                </text:list-item>
                <text:list-item>
                  <text:p text:style-name="P71">(.)\1<text:tab/><text:tab/>- всички еднакви двойки – aa, bb, cc, dd ...</text:p>
                </text:list-item>
                <text:list-item>
                  <text:p text:style-name="P72">(.)([a-z])([0-5]) <text:tab/>- \1 = символа, \2 = буква, \3 = ц.</text:p>
                </text:list-item>
                <text:list-item>
                  <text:p text:style-name="P72">(R1|R2) <text:tab/><text:tab/>- R1 or R2</text:p>
                  <text:list>
                    <text:list-item>
                      <text:p text:style-name="P72">egrep (baba|dqdo) fo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echo<text:span text:style-name="T5"> <text:tab/>- принтиране на текст</text:span></text:p>
          <text:list>
            <text:list-item>
              <text:p text:style-name="P73"><text:soft-page-break/>echo -e "a\nb" - <text:tab/>escape и ще се покаже и новия ред</text:p>
            </text:list-item>
          </text:list>
        </text:list-item>
        <text:list-item>
          <text:p text:style-name="P101">xargs<text:span text:style-name="T5"> <text:tab/>- изпълнява команди от вход от pipe</text:span></text:p>
          <text:list>
            <text:list-item>
              <text:p text:style-name="P74">xargs touch <text:tab/>- така ще създаде файлове</text:p>
            </text:list-item>
            <text:list-item>
              <text:p text:style-name="P74">xargs -I '{}' <text:tab/>- казваме му как ще достъпваме реда</text:p>
            </text:list-item>
            <text:list-item>
              <text:p text:style-name="P74">xargs -I 'myvar' grep myvar foo.txt - да търси за всеки ред, във файла foo.txt</text:p>
            </text:list-item>
            <text:list-item>
              <text:p text:style-name="P102"><text:span text:style-name="T5">xargs -I 'myvar' bash -c 'echo <text:s/>"</text:span><text:span text:style-name="T10">This is row --</text:span><text:span text:style-name="T11">&gt;</text:span><text:span text:style-name="T10"> </text:span><text:span text:style-name="T5">my_var" '</text:span></text:p>
            </text:list-item>
          </text:list>
        </text:list-item>
      </text:list>
      <text:p text:style-name="P3"/>
      <text:p text:style-name="P2"><text:span text:style-name="T5">!!!!!!!!!! </text:span><text:span text:style-name="T12">man 5 passw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43:34.429160904</meta:creation-date>
    <dc:date>2019-05-10T09:59:22.151303085</dc:date>
    <meta:editing-duration>PT7H31M50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7" meta:paragraph-count="206" meta:word-count="1769" meta:character-count="7849" meta:non-whitespace-character-count="6275"/>
  </office:meta>
</office:document-meta>
</file>